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11)),ISBLANK(C11)))" style:apply-style-name="cf1" style:base-cell-address="Data_Sheet.C11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6)),ISBLANK(T6)))" style:apply-style-name="cf1" style:base-cell-address="Data_Sheet.T6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2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</style:style>
    <style:style style:name="ce2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</style:style>
    <style:style style:name="ce2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</style:style>
    <style:style style:name="ce2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2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</style:style>
    <style:style style:name="ce2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2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2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22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2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2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22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2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2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2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23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3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23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3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3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3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3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3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4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</style:style>
    <style:style style:name="ce2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4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5718" table:style-name="ce28">
            <text:p>5,718</text:p>
          </table:table-cell>
          <table:table-cell office:value-type="float" office:value="5230.41" table:style-name="ce32">
            <text:p>5,230</text:p>
          </table:table-cell>
          <table:table-cell office:value-type="float" office:value="9735" table:style-name="ce20">
            <text:p>9,735</text:p>
          </table:table-cell>
          <table:table-cell office:value-type="float" office:value="9234.8700000000008" table:style-name="ce22">
            <text:p>9,235</text:p>
          </table:table-cell>
          <table:table-cell office:value-type="float" office:value="5502" table:style-name="ce34">
            <text:p>5,502</text:p>
          </table:table-cell>
          <table:table-cell office:value-type="float" office:value="5303.92" table:style-name="ce37">
            <text:p>5,304</text:p>
          </table:table-cell>
          <table:table-cell office:value-type="float" office:value="1644" table:style-name="ce46">
            <text:p>1,644</text:p>
          </table:table-cell>
          <table:table-cell office:value-type="float" office:value="1599.08" table:style-name="ce49">
            <text:p>1,599</text:p>
          </table:table-cell>
          <table:table-cell office:value-type="float" office:value="197" table:style-name="ce53">
            <text:p>197</text:p>
          </table:table-cell>
          <table:table-cell office:value-type="float" office:value="195.76" table:style-name="ce57">
            <text:p>196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22796" table:content-validation-name="val3" table:style-name="ce74">
            <text:p>22,796</text:p>
          </table:table-cell>
          <table:table-cell office:value-type="float" office:value="21564.039999999997" table:content-validation-name="val3" table:style-name="ce76">
            <text:p>21,564</text:p>
          </table:table-cell>
          <table:table-cell office:value-type="float" office:value="2193" table:style-name="ce77">
            <text:p>2,193</text:p>
          </table:table-cell>
          <table:table-cell office:value-type="float" office:value="2145.5700000000002" table:style-name="ce169">
            <text:p>2,146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0" table:style-name="ce224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2193" table:style-name="ce220">
            <text:p>2,193</text:p>
          </table:table-cell>
          <table:table-cell office:value-type="float" office:value="2145.5700000000002" table:style-name="ce228">
            <text:p>2,146</text:p>
          </table:table-cell>
          <table:table-cell office:value-type="float" office:value="24989" table:content-validation-name="val3" table:style-name="ce223">
            <text:p>24,989</text:p>
          </table:table-cell>
          <table:table-cell office:value-type="float" office:value="23709.609999999997" table:content-validation-name="val3" table:style-name="ce226">
            <text:p>23,710</text:p>
          </table:table-cell>
          <table:table-cell office:value-type="currency" office:value="51798000" table:content-validation-name="val2" table:style-name="ce9">
            <text:p>£51,798,000.00</text:p>
          </table:table-cell>
          <table:table-cell office:value-type="currency" office:value="9778000" table:content-validation-name="val2" table:style-name="ce9">
            <text:p>£9,778,000.00</text:p>
          </table:table-cell>
          <table:table-cell office:value-type="currency" office:value="43000" table:content-validation-name="val2" table:style-name="ce9">
            <text:p>£43,000.00</text:p>
          </table:table-cell>
          <table:table-cell office:value-type="currency" office:value="894000" table:content-validation-name="val2" table:style-name="ce9">
            <text:p>£894,000.00</text:p>
          </table:table-cell>
          <table:table-cell office:value-type="currency" office:value="11684000" table:content-validation-name="val2" table:style-name="ce9">
            <text:p>£11,684,000.00</text:p>
          </table:table-cell>
          <table:table-cell office:value-type="currency" office:value="4874000" table:content-validation-name="val2" table:style-name="ce9">
            <text:p>£4,874,000.00</text:p>
          </table:table-cell>
          <table:table-cell office:value-type="currency" office:value="79071000" table:style-name="ce10">
            <text:p>£79,071,000.00</text:p>
          </table:table-cell>
          <table:table-cell office:value-type="currency" office:value="4635000" table:content-validation-name="val2" table:style-name="ce11">
            <text:p>£4,635,000.00</text:p>
          </table:table-cell>
          <table:table-cell office:value-type="currency" office:value="1144000" table:content-validation-name="val2" table:style-name="ce11">
            <text:p>£1,144,000.00</text:p>
          </table:table-cell>
          <table:table-cell office:value-type="currency" office:value="5779000" table:style-name="ce10">
            <text:p>£5,779,000.00</text:p>
          </table:table-cell>
          <table:table-cell office:value-type="currency" office:value="84850000" table:style-name="ce12">
            <text:p>£84,85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6">
            <text:p>Home Office</text:p>
          </table:table-cell>
          <table:table-cell office:value-type="float" office:value="2169" table:style-name="ce30">
            <text:p>2,169</text:p>
          </table:table-cell>
          <table:table-cell office:value-type="float" office:value="1872.96" table:style-name="ce33">
            <text:p>1,873</text:p>
          </table:table-cell>
          <table:table-cell office:value-type="float" office:value="840" table:style-name="ce18">
            <text:p>840</text:p>
          </table:table-cell>
          <table:table-cell office:value-type="float" office:value="752.98" table:style-name="ce21">
            <text:p>753</text:p>
          </table:table-cell>
          <table:table-cell office:value-type="float" office:value="487" table:style-name="ce35">
            <text:p>487</text:p>
          </table:table-cell>
          <table:table-cell office:value-type="float" office:value="475.77" table:style-name="ce36">
            <text:p>476</text:p>
          </table:table-cell>
          <table:table-cell office:value-type="float" office:value="123" table:style-name="ce48">
            <text:p>123</text:p>
          </table:table-cell>
          <table:table-cell office:value-type="float" office:value="121.76" table:style-name="ce50">
            <text:p>122</text:p>
          </table:table-cell>
          <table:table-cell office:value-type="float" office:value="11" table:style-name="ce52">
            <text:p>11</text:p>
          </table:table-cell>
          <table:table-cell office:value-type="float" office:value="10.9" table:style-name="ce56">
            <text:p>11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3630" table:content-validation-name="val3" table:style-name="ce69">
            <text:p>3,630</text:p>
          </table:table-cell>
          <table:table-cell office:value-type="float" office:value="3234.3700000000003" table:content-validation-name="val3" table:style-name="ce75">
            <text:p>3,234</text:p>
          </table:table-cell>
          <table:table-cell office:value-type="float" office:value="6" table:style-name="ce78">
            <text:p>6</text:p>
          </table:table-cell>
          <table:table-cell office:value-type="float" office:value="6" table:style-name="ce168">
            <text:p>6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225">
            <text:p>0</text:p>
          </table:table-cell>
          <table:table-cell office:value-type="float" office:value="0" table:style-name="ce222">
            <text:p>0</text:p>
          </table:table-cell>
          <table:table-cell office:value-type="float" office:value="6" table:style-name="ce69">
            <text:p>6</text:p>
          </table:table-cell>
          <table:table-cell office:value-type="float" office:value="6" table:style-name="ce75">
            <text:p>6</text:p>
          </table:table-cell>
          <table:table-cell office:value-type="float" office:value="3636" table:content-validation-name="val3" table:style-name="ce229">
            <text:p>3,636</text:p>
          </table:table-cell>
          <table:table-cell office:value-type="float" office:value="3240.3700000000003" table:content-validation-name="val3" table:style-name="ce227">
            <text:p>3,240</text:p>
          </table:table-cell>
          <table:table-cell office:value-type="currency" office:value="6131000" table:content-validation-name="val2" table:style-name="ce9">
            <text:p>£6,131,000.00</text:p>
          </table:table-cell>
          <table:table-cell office:value-type="currency" office:value="-77000" table:content-validation-name="val2" table:style-name="ce9">
            <text:p>-£77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78000" table:content-validation-name="val2" table:style-name="ce9">
            <text:p>£478,000.00</text:p>
          </table:table-cell>
          <table:table-cell office:value-type="currency" office:value="1107000" table:content-validation-name="val2" table:style-name="ce9">
            <text:p>£1,107,000.00</text:p>
          </table:table-cell>
          <table:table-cell office:value-type="currency" office:value="608000" table:content-validation-name="val2" table:style-name="ce9">
            <text:p>£608,000.00</text:p>
          </table:table-cell>
          <table:table-cell office:value-type="currency" office:value="8247000" table:style-name="ce10">
            <text:p>£8,247,000.00</text:p>
          </table:table-cell>
          <table:table-cell office:value-type="currency" office:value="70000" table:content-validation-name="val2" table:style-name="ce11">
            <text:p>£70,000.00</text:p>
          </table:table-cell>
          <table:table-cell office:value-type="currency" office:value="75000" table:content-validation-name="val2" table:style-name="ce11">
            <text:p>£75,000.00</text:p>
          </table:table-cell>
          <table:table-cell office:value-type="currency" office:value="145000" table:style-name="ce10">
            <text:p>£145,000.00</text:p>
          </table:table-cell>
          <table:table-cell office:value-type="currency" office:value="8392000" table:style-name="ce12">
            <text:p>£8,392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25">
            <text:p>Executive Agency</text:p>
          </table:table-cell>
          <table:table-cell office:value-type="string" table:style-name="ce27">
            <text:p>Home Office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23">
            <text:p>5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47">
            <text:p>17</text:p>
          </table:table-cell>
          <table:table-cell office:value-type="float" office:value="16.600000000000001" table:style-name="ce51">
            <text:p>17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5">
            <text:p>3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5" table:content-validation-name="val3" table:style-name="ce69">
            <text:p>45</text:p>
          </table:table-cell>
          <table:table-cell office:value-type="float" office:value="44.6" table:content-validation-name="val3" table:style-name="ce70">
            <text:p>45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210">
            <text:p>0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5">
            <text:p>0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230">
            <text:p>1</text:p>
          </table:table-cell>
          <table:table-cell office:value-type="float" office:value="46" table:content-validation-name="val3" table:style-name="ce229">
            <text:p>46</text:p>
          </table:table-cell>
          <table:table-cell office:value-type="float" office:value="45.6" table:content-validation-name="val3" table:style-name="ce231">
            <text:p>46</text:p>
          </table:table-cell>
          <table:table-cell office:value-type="currency" office:value="181000" table:content-validation-name="val2" table:style-name="ce9">
            <text:p>£181,000.00</text:p>
          </table:table-cell>
          <table:table-cell office:value-type="currency" office:value="3000" table:content-validation-name="val2" table:style-name="ce9">
            <text:p>£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8000" table:content-validation-name="val2" table:style-name="ce9">
            <text:p>£38,000.00</text:p>
          </table:table-cell>
          <table:table-cell office:value-type="currency" office:value="17000" table:content-validation-name="val2" table:style-name="ce9">
            <text:p>£17,000.00</text:p>
          </table:table-cell>
          <table:table-cell office:value-type="currency" office:value="239000" table:style-name="ce10">
            <text:p>£239,000.00</text:p>
          </table:table-cell>
          <table:table-cell office:value-type="currency" office:value="-16000" table:content-validation-name="val2" table:style-name="ce11">
            <text:p>-£16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-16000" table:style-name="ce10">
            <text:p>-£16,000.00</text:p>
          </table:table-cell>
          <table:table-cell office:value-type="currency" office:value="223000" table:style-name="ce12">
            <text:p>£22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3">
            <text:p>Home Office</text:p>
          </table:table-cell>
          <table:table-cell office:value-type="float" office:value="282" table:style-name="ce104">
            <text:p>282</text:p>
          </table:table-cell>
          <table:table-cell office:value-type="float" office:value="254.99999999999997" table:style-name="ce107">
            <text:p>255</text:p>
          </table:table-cell>
          <table:table-cell office:value-type="float" office:value="183" table:style-name="ce115">
            <text:p>183</text:p>
          </table:table-cell>
          <table:table-cell office:value-type="float" office:value="172.36" table:style-name="ce118">
            <text:p>172</text:p>
          </table:table-cell>
          <table:table-cell office:value-type="float" office:value="254" table:style-name="ce128">
            <text:p>254</text:p>
          </table:table-cell>
          <table:table-cell office:value-type="float" office:value="244.48000000000002" table:style-name="ce131">
            <text:p>244</text:p>
          </table:table-cell>
          <table:table-cell office:value-type="float" office:value="33" table:style-name="ce139">
            <text:p>33</text:p>
          </table:table-cell>
          <table:table-cell office:value-type="float" office:value="31.2" table:style-name="ce142">
            <text:p>31</text:p>
          </table:table-cell>
          <table:table-cell office:value-type="float" office:value="4" table:style-name="ce152">
            <text:p>4</text:p>
          </table:table-cell>
          <table:table-cell office:value-type="float" office:value="4" table:style-name="ce155">
            <text:p>4</text:p>
          </table:table-cell>
          <table:table-cell office:value-type="float" office:value="8" table:style-name="ce164">
            <text:p>8</text:p>
          </table:table-cell>
          <table:table-cell office:value-type="float" office:value="8" table:style-name="ce166">
            <text:p>8</text:p>
          </table:table-cell>
          <table:table-cell office:value-type="float" office:value="764" table:content-validation-name="val3" table:style-name="ce69">
            <text:p>764</text:p>
          </table:table-cell>
          <table:table-cell office:value-type="float" office:value="715.04000000000008" table:content-validation-name="val3" table:style-name="ce73">
            <text:p>715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11" table:style-name="ce183">
            <text:p>11</text:p>
          </table:table-cell>
          <table:table-cell office:value-type="float" office:value="11" table:style-name="ce212">
            <text:p>11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214">
            <text:p>0</text:p>
          </table:table-cell>
          <table:table-cell office:value-type="float" office:value="11" table:style-name="ce69">
            <text:p>11</text:p>
          </table:table-cell>
          <table:table-cell office:value-type="float" office:value="11" table:style-name="ce234">
            <text:p>11</text:p>
          </table:table-cell>
          <table:table-cell office:value-type="float" office:value="775" table:content-validation-name="val3" table:style-name="ce229">
            <text:p>775</text:p>
          </table:table-cell>
          <table:table-cell office:value-type="float" office:value="726.04000000000008" table:content-validation-name="val3" table:style-name="ce232">
            <text:p>726</text:p>
          </table:table-cell>
          <table:table-cell office:value-type="currency" office:value="1451720" table:content-validation-name="val1" table:style-name="ce9">
            <text:p>£1,451,720.00</text:p>
          </table:table-cell>
          <table:table-cell office:value-type="currency" office:value="16383" table:content-validation-name="val1" table:style-name="ce9">
            <text:p>£16,383.00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1945" table:content-validation-name="val1" table:style-name="ce9">
            <text:p>£1,945.00</text:p>
          </table:table-cell>
          <table:table-cell office:value-type="currency" office:value="265861" table:content-validation-name="val1" table:style-name="ce9">
            <text:p>£265,861.00</text:p>
          </table:table-cell>
          <table:table-cell office:value-type="currency" office:value="101231" table:content-validation-name="val1" table:style-name="ce9">
            <text:p>£101,231.00</text:p>
          </table:table-cell>
          <table:table-cell office:value-type="currency" office:value="1837140" table:style-name="ce10">
            <text:p>£1,837,140.00</text:p>
          </table:table-cell>
          <table:table-cell office:value-type="currency" office:value="123651" table:content-validation-name="val1" table:style-name="ce11">
            <text:p>£123,651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23651" table:style-name="ce10">
            <text:p>£123,651.00</text:p>
          </table:table-cell>
          <table:table-cell office:value-type="currency" office:value="1960791" table:style-name="ce12">
            <text:p>£1,960,791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40">
            <text:p>Executive Non-Departmental Public Body</text:p>
          </table:table-cell>
          <table:table-cell office:value-type="string" table:style-name="ce44">
            <text:p>Home Office</text:p>
          </table:table-cell>
          <table:table-cell office:value-type="float" office:value="27" table:style-name="ce102">
            <text:p>27</text:p>
          </table:table-cell>
          <table:table-cell office:value-type="float" office:value="26" table:style-name="ce105">
            <text:p>26</text:p>
          </table:table-cell>
          <table:table-cell office:value-type="float" office:value="45" table:style-name="ce114">
            <text:p>45</text:p>
          </table:table-cell>
          <table:table-cell office:value-type="float" office:value="44.61" table:style-name="ce117">
            <text:p>45</text:p>
          </table:table-cell>
          <table:table-cell office:value-type="float" office:value="321" table:style-name="ce127">
            <text:p>321</text:p>
          </table:table-cell>
          <table:table-cell office:value-type="float" office:value="314.20000000000005" table:style-name="ce129">
            <text:p>314</text:p>
          </table:table-cell>
          <table:table-cell office:value-type="float" office:value="32" table:style-name="ce138">
            <text:p>32</text:p>
          </table:table-cell>
          <table:table-cell office:value-type="float" office:value="31.91" table:style-name="ce141">
            <text:p>32</text:p>
          </table:table-cell>
          <table:table-cell office:value-type="float" office:value="7" table:style-name="ce151">
            <text:p>7</text:p>
          </table:table-cell>
          <table:table-cell office:value-type="float" office:value="7" table:style-name="ce153">
            <text:p>7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432" table:content-validation-name="val3" table:style-name="ce69">
            <text:p>432</text:p>
          </table:table-cell>
          <table:table-cell office:value-type="float" office:value="423.72000000000008" table:content-validation-name="val3" table:style-name="ce72">
            <text:p>424</text:p>
          </table:table-cell>
          <table:table-cell office:value-type="float" office:value="8" table:style-name="ce81">
            <text:p>8</text:p>
          </table:table-cell>
          <table:table-cell office:value-type="float" office:value="8" table:style-name="ce90">
            <text:p>8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3" table:style-name="ce211">
            <text:p>3</text:p>
          </table:table-cell>
          <table:table-cell office:value-type="float" office:value="2.2000000000000002" table:style-name="ce213">
            <text:p>2</text:p>
          </table:table-cell>
          <table:table-cell office:value-type="float" office:value="0" table:style-name="ce219">
            <text:p>0</text:p>
          </table:table-cell>
          <table:table-cell office:value-type="float" office:value="0" table:style-name="ce216">
            <text:p>0</text:p>
          </table:table-cell>
          <table:table-cell office:value-type="float" office:value="11" table:style-name="ce69">
            <text:p>11</text:p>
          </table:table-cell>
          <table:table-cell office:value-type="float" office:value="10.199999999999999" table:style-name="ce235">
            <text:p>10</text:p>
          </table:table-cell>
          <table:table-cell office:value-type="float" office:value="443" table:content-validation-name="val3" table:style-name="ce229">
            <text:p>443</text:p>
          </table:table-cell>
          <table:table-cell office:value-type="float" office:value="433.92000000000007" table:content-validation-name="val3" table:style-name="ce233">
            <text:p>434</text:p>
          </table:table-cell>
          <table:table-cell office:value-type="currency" office:value="1218475.75" table:content-validation-name="val2" table:style-name="ce9">
            <text:p>£1,218,475.75</text:p>
          </table:table-cell>
          <table:table-cell office:value-type="currency" office:value="77811.149999999994" table:content-validation-name="val2" table:style-name="ce9">
            <text:p>£77,811.15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1741.349999999999" table:content-validation-name="val2" table:style-name="ce9">
            <text:p>£11,741.35</text:p>
          </table:table-cell>
          <table:table-cell office:value-type="currency" office:value="239549.34000000003" table:content-validation-name="val2" table:style-name="ce9">
            <text:p>£239,549.34</text:p>
          </table:table-cell>
          <table:table-cell office:value-type="currency" office:value="110851.90000000001" table:content-validation-name="val2" table:style-name="ce9">
            <text:p>£110,851.90</text:p>
          </table:table-cell>
          <table:table-cell office:value-type="currency" office:value="1658429.49" table:style-name="ce10">
            <text:p>£1,658,429.49</text:p>
          </table:table-cell>
          <table:table-cell office:value-type="currency" office:value="92878.540000000008" table:content-validation-name="val2" table:style-name="ce11">
            <text:p>£92,878.54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92878.540000000008" table:style-name="ce10">
            <text:p>£92,878.54</text:p>
          </table:table-cell>
          <table:table-cell office:value-type="currency" office:value="1751308.03" table:style-name="ce12">
            <text:p>£1,751,308.0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41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7" table:style-name="ce126">
            <text:p>7</text:p>
          </table:table-cell>
          <table:table-cell office:value-type="float" office:value="6.33" table:style-name="ce130">
            <text:p>6</text:p>
          </table:table-cell>
          <table:table-cell office:value-type="float" office:value="3" table:style-name="ce140">
            <text:p>3</text:p>
          </table:table-cell>
          <table:table-cell office:value-type="float" office:value="2.8" table:style-name="ce143">
            <text:p>3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11" table:content-validation-name="val3" table:style-name="ce69">
            <text:p>11</text:p>
          </table:table-cell>
          <table:table-cell office:value-type="float" office:value="10.129999999999999" table:content-validation-name="val3" table:style-name="ce71">
            <text:p>1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11" table:content-validation-name="val3" table:style-name="ce229">
            <text:p>11</text:p>
          </table:table-cell>
          <table:table-cell office:value-type="float" office:value="10.129999999999999" table:content-validation-name="val3" table:style-name="ce237">
            <text:p>10</text:p>
          </table:table-cell>
          <table:table-cell office:value-type="currency" office:value="44025.22" table:content-validation-name="val2" table:style-name="ce9">
            <text:p>£44,025.22</text:p>
          </table:table-cell>
          <table:table-cell office:value-type="currency" office:value="2548.29" table:content-validation-name="val2" table:style-name="ce9">
            <text:p>£2,548.2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9451.5400000000009" table:content-validation-name="val2" table:style-name="ce9">
            <text:p>£9,451.54</text:p>
          </table:table-cell>
          <table:table-cell office:value-type="currency" office:value="5234.9799999999996" table:content-validation-name="val2" table:style-name="ce9">
            <text:p>£5,234.98</text:p>
          </table:table-cell>
          <table:table-cell office:value-type="currency" office:value="61260.03" table:style-name="ce10">
            <text:p>£61,260.03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61260.03" table:style-name="ce12">
            <text:p>£61,260.0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94">
            <text:p>Executive Non-Departmental Public Body</text:p>
          </table:table-cell>
          <table:table-cell office:value-type="string" table:style-name="ce97">
            <text:p>Home Office</text:p>
          </table:table-cell>
          <table:table-cell office:value-type="float" office:value="13" table:style-name="ce99">
            <text:p>13</text:p>
          </table:table-cell>
          <table:table-cell office:value-type="float" office:value="11.5" table:style-name="ce110">
            <text:p>12</text:p>
          </table:table-cell>
          <table:table-cell office:value-type="float" office:value="8" table:style-name="ce113">
            <text:p>8</text:p>
          </table:table-cell>
          <table:table-cell office:value-type="float" office:value="8" table:style-name="ce121">
            <text:p>8</text:p>
          </table:table-cell>
          <table:table-cell office:value-type="float" office:value="37" table:style-name="ce124">
            <text:p>37</text:p>
          </table:table-cell>
          <table:table-cell office:value-type="float" office:value="36.5" table:style-name="ce134">
            <text:p>37</text:p>
          </table:table-cell>
          <table:table-cell office:value-type="float" office:value="2" table:style-name="ce137">
            <text:p>2</text:p>
          </table:table-cell>
          <table:table-cell office:value-type="float" office:value="1.8" table:style-name="ce145">
            <text:p>2</text:p>
          </table:table-cell>
          <table:table-cell office:value-type="float" office:value="1" table:style-name="ce148">
            <text:p>1</text:p>
          </table:table-cell>
          <table:table-cell office:value-type="float" office:value="0.6" table:style-name="ce158">
            <text:p>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61" table:content-validation-name="val3" table:style-name="ce69">
            <text:p>61</text:p>
          </table:table-cell>
          <table:table-cell office:value-type="float" office:value="58.4" table:content-validation-name="val3" table:style-name="ce67">
            <text:p>5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239">
            <text:p>0</text:p>
          </table:table-cell>
          <table:table-cell office:value-type="float" office:value="61" table:content-validation-name="val3" table:style-name="ce229">
            <text:p>61</text:p>
          </table:table-cell>
          <table:table-cell office:value-type="float" office:value="58.4" table:content-validation-name="val3" table:style-name="ce238">
            <text:p>58</text:p>
          </table:table-cell>
          <table:table-cell office:value-type="currency" office:value="162728" table:content-validation-name="val2" table:style-name="ce9">
            <text:p>£162,728.00</text:p>
          </table:table-cell>
          <table:table-cell office:value-type="currency" office:value="180" table:content-validation-name="val2" table:style-name="ce9">
            <text:p>£18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439" table:content-validation-name="val2" table:style-name="ce9">
            <text:p>£29,439.00</text:p>
          </table:table-cell>
          <table:table-cell office:value-type="currency" office:value="13215" table:content-validation-name="val2" table:style-name="ce9">
            <text:p>£13,215.00</text:p>
          </table:table-cell>
          <table:table-cell office:value-type="currency" office:value="205562" table:style-name="ce10">
            <text:p>£205,562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5562" table:style-name="ce12">
            <text:p>£205,562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93">
            <text:p>Executive Non-Departmental Public Body</text:p>
          </table:table-cell>
          <table:table-cell office:value-type="string" table:style-name="ce96">
            <text:p>Home Office</text:p>
          </table:table-cell>
          <table:table-cell office:value-type="float" office:value="29" table:style-name="ce100">
            <text:p>29</text:p>
          </table:table-cell>
          <table:table-cell office:value-type="float" office:value="28.4" table:style-name="ce109">
            <text:p>28</text:p>
          </table:table-cell>
          <table:table-cell office:value-type="float" office:value="19" table:style-name="ce111">
            <text:p>19</text:p>
          </table:table-cell>
          <table:table-cell office:value-type="float" office:value="19" table:style-name="ce120">
            <text:p>19</text:p>
          </table:table-cell>
          <table:table-cell office:value-type="float" office:value="93" table:style-name="ce123">
            <text:p>93</text:p>
          </table:table-cell>
          <table:table-cell office:value-type="float" office:value="93" table:style-name="ce133">
            <text:p>93</text:p>
          </table:table-cell>
          <table:table-cell office:value-type="float" office:value="13" table:style-name="ce135">
            <text:p>13</text:p>
          </table:table-cell>
          <table:table-cell office:value-type="float" office:value="12.6" table:style-name="ce144">
            <text:p>13</text:p>
          </table:table-cell>
          <table:table-cell office:value-type="float" office:value="4" table:style-name="ce147">
            <text:p>4</text:p>
          </table:table-cell>
          <table:table-cell office:value-type="float" office:value="4" table:style-name="ce157">
            <text:p>4</text:p>
          </table:table-cell>
          <table:table-cell office:value-type="float" office:value="5" table:style-name="ce159">
            <text:p>5</text:p>
          </table:table-cell>
          <table:table-cell office:value-type="float" office:value="5" table:style-name="ce64">
            <text:p>5</text:p>
          </table:table-cell>
          <table:table-cell office:value-type="float" office:value="163" table:content-validation-name="val3" table:style-name="ce69">
            <text:p>163</text:p>
          </table:table-cell>
          <table:table-cell office:value-type="float" office:value="162" table:content-validation-name="val3" table:style-name="ce68">
            <text:p>162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</text:p>
          </table:table-cell>
          <table:table-cell office:value-type="float" office:value="17" table:style-name="ce176">
            <text:p>17</text:p>
          </table:table-cell>
          <table:table-cell office:value-type="float" office:value="17" table:style-name="ce178">
            <text:p>17</text:p>
          </table:table-cell>
          <table:table-cell office:value-type="float" office:value="0" table:style-name="ce202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0" table:style-name="ce208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26" table:style-name="ce69">
            <text:p>26</text:p>
          </table:table-cell>
          <table:table-cell office:value-type="float" office:value="26" table:style-name="ce241">
            <text:p>26</text:p>
          </table:table-cell>
          <table:table-cell office:value-type="float" office:value="189" table:content-validation-name="val3" table:style-name="ce229">
            <text:p>189</text:p>
          </table:table-cell>
          <table:table-cell office:value-type="float" office:value="188" table:content-validation-name="val3" table:style-name="ce240">
            <text:p>188</text:p>
          </table:table-cell>
          <table:table-cell office:value-type="currency" office:value="459731.29" table:content-validation-name="val1" table:style-name="ce9">
            <text:p>£459,731.29</text:p>
          </table:table-cell>
          <table:table-cell office:value-type="currency" office:value="37858.239999999998" table:content-validation-name="val1" table:style-name="ce9">
            <text:p>£37,858.24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50.9" table:content-validation-name="val1" table:style-name="ce9">
            <text:p>£350.90</text:p>
          </table:table-cell>
          <table:table-cell office:value-type="currency" office:value="88139.32" table:content-validation-name="val1" table:style-name="ce9">
            <text:p>£88,139.32</text:p>
          </table:table-cell>
          <table:table-cell office:value-type="currency" office:value="41563.57" table:content-validation-name="val1" table:style-name="ce9">
            <text:p>£41,563.57</text:p>
          </table:table-cell>
          <table:table-cell office:value-type="currency" office:value="627643.31999999995" table:style-name="ce10">
            <text:p>£627,643.32</text:p>
          </table:table-cell>
          <table:table-cell office:value-type="currency" office:value="230100.45" table:content-validation-name="val1" table:style-name="ce11">
            <text:p>£230,100.45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30100.45" table:style-name="ce10">
            <text:p>£230,100.45</text:p>
          </table:table-cell>
          <table:table-cell office:value-type="currency" office:value="857743.77" table:style-name="ce12">
            <text:p>£857,743.7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95">
            <text:p>Executive Non-Departmental Public Body</text:p>
          </table:table-cell>
          <table:table-cell office:value-type="string" table:style-name="ce98">
            <text:p>Home Office</text:p>
          </table:table-cell>
          <table:table-cell office:value-type="float" office:value="345" table:style-name="ce101">
            <text:p>345</text:p>
          </table:table-cell>
          <table:table-cell office:value-type="float" office:value="325.7" table:style-name="ce108">
            <text:p>326</text:p>
          </table:table-cell>
          <table:table-cell office:value-type="float" office:value="1533" table:style-name="ce112">
            <text:p>1,533</text:p>
          </table:table-cell>
          <table:table-cell office:value-type="float" office:value="1492.5" table:style-name="ce122">
            <text:p>1,493</text:p>
          </table:table-cell>
          <table:table-cell office:value-type="float" office:value="1676" table:style-name="ce125">
            <text:p>1,676</text:p>
          </table:table-cell>
          <table:table-cell office:value-type="float" office:value="1639.4" table:style-name="ce132">
            <text:p>1,639</text:p>
          </table:table-cell>
          <table:table-cell office:value-type="float" office:value="248" table:style-name="ce136">
            <text:p>248</text:p>
          </table:table-cell>
          <table:table-cell office:value-type="float" office:value="245.8" table:style-name="ce146">
            <text:p>246</text:p>
          </table:table-cell>
          <table:table-cell office:value-type="float" office:value="27" table:style-name="ce149">
            <text:p>27</text:p>
          </table:table-cell>
          <table:table-cell office:value-type="float" office:value="26.6" table:style-name="ce156">
            <text:p>27</text:p>
          </table:table-cell>
          <table:table-cell office:value-type="float" office:value="4" table:style-name="ce160">
            <text:p>4</text:p>
          </table:table-cell>
          <table:table-cell office:value-type="float" office:value="1.2" table:style-name="ce66">
            <text:p>1</text:p>
          </table:table-cell>
          <table:table-cell office:value-type="float" office:value="3833" table:content-validation-name="val3" table:style-name="ce14">
            <text:p>3,833</text:p>
          </table:table-cell>
          <table:table-cell office:value-type="float" office:value="3731.2000000000003" table:content-validation-name="val3" table:style-name="ce14">
            <text:p>3,731</text:p>
          </table:table-cell>
          <table:table-cell office:value-type="float" office:value="28" table:style-name="ce84">
            <text:p>28</text:p>
          </table:table-cell>
          <table:table-cell office:value-type="float" office:value="28" table:style-name="ce88">
            <text:p>28</text:p>
          </table:table-cell>
          <table:table-cell office:value-type="float" office:value="79" table:style-name="ce174">
            <text:p>79</text:p>
          </table:table-cell>
          <table:table-cell office:value-type="float" office:value="79" table:style-name="ce177">
            <text:p>79</text:p>
          </table:table-cell>
          <table:table-cell office:value-type="float" office:value="7" table:style-name="ce205">
            <text:p>7</text:p>
          </table:table-cell>
          <table:table-cell office:value-type="float" office:value="7" table:style-name="ce207">
            <text:p>7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114" table:style-name="ce14">
            <text:p>114</text:p>
          </table:table-cell>
          <table:table-cell office:value-type="float" office:value="114" table:style-name="ce14">
            <text:p>114</text:p>
          </table:table-cell>
          <table:table-cell office:value-type="float" office:value="3947" table:content-validation-name="val3" table:style-name="ce15">
            <text:p>3,947</text:p>
          </table:table-cell>
          <table:table-cell office:value-type="float" office:value="3845.2000000000003" table:content-validation-name="val3" table:style-name="ce15">
            <text:p>3,845</text:p>
          </table:table-cell>
          <table:table-cell office:value-type="currency" office:value="11017983" table:content-validation-name="val2" table:style-name="ce9">
            <text:p>£11,017,983.00</text:p>
          </table:table-cell>
          <table:table-cell office:value-type="currency" office:value="937594" table:content-validation-name="val2" table:style-name="ce9">
            <text:p>£937,594.00</text:p>
          </table:table-cell>
          <table:table-cell office:value-type="currency" office:value="19180" table:content-validation-name="val2" table:style-name="ce9">
            <text:p>£19,180.00</text:p>
          </table:table-cell>
          <table:table-cell office:value-type="currency" office:value="1242385" table:content-validation-name="val2" table:style-name="ce9">
            <text:p>£1,242,385.00</text:p>
          </table:table-cell>
          <table:table-cell office:value-type="currency" office:value="2332473" table:content-validation-name="val2" table:style-name="ce9">
            <text:p>£2,332,473.00</text:p>
          </table:table-cell>
          <table:table-cell office:value-type="currency" office:value="1135048" table:content-validation-name="val2" table:style-name="ce9">
            <text:p>£1,135,048.00</text:p>
          </table:table-cell>
          <table:table-cell office:value-type="currency" office:value="16684663" table:style-name="ce10">
            <text:p>£16,684,663.00</text:p>
          </table:table-cell>
          <table:table-cell office:value-type="currency" office:value="850392" table:content-validation-name="val2" table:style-name="ce11">
            <text:p>£850,392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50392" table:style-name="ce10">
            <text:p>£850,392.00</text:p>
          </table:table-cell>
          <table:table-cell office:value-type="currency" office:value="17535055" table:style-name="ce12">
            <text:p>£17,535,055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Edward Collington</dc:creator>
    <meta:creation-date>2012-07-18T14:50:11Z</meta:creation-date>
    <dc:date>2013-08-15T08:20:47Z</dc:date>
  </office:meta>
</office:document-meta>
</file>